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CodePro, monospace" svg:font-family="'SourceCodePro, monospace', 'Droid Sans Mono', monospace, monospace, 'Droid Sans Fallback'"/>
  </office:font-face-decls>
  <office:automatic-styles>
    <style:style style:name="P1" style:family="paragraph" style:parent-style-name="Standard">
      <style:paragraph-properties style:line-height-at-least="0.2083in"/>
      <style:text-properties fo:color="#000000" loext:opacity="100%" style:font-name="SourceCodePro, monospace" fo:font-size="11.25pt" fo:font-weight="normal" fo:background-color="#fffffe"/>
    </style:style>
    <style:style style:name="P2" style:family="paragraph" style:parent-style-name="Standard">
      <style:paragraph-properties style:line-height-at-least="0.2083in"/>
      <style:text-properties fo:color="#000000" loext:opacity="100%" fo:background-color="#fffffe"/>
    </style:style>
    <style:style style:name="P3" style:family="paragraph" style:parent-style-name="Standard">
      <style:paragraph-properties style:line-height-at-least="0.2083in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SourceCodePro, monospace" fo:font-size="11.25pt" fo:font-weight="normal"/>
    </style:style>
    <style:style style:name="T3" style:family="text">
      <style:text-properties style:font-name="SourceCodePro, monospace" fo:font-size="11.25pt" fo:font-weight="normal"/>
    </style:style>
    <style:style style:name="T4" style:family="text">
      <style:text-properties fo:color="#137c36" loext:opacity="100%" style:font-name="SourceCodePro, monospace" fo:font-size="11.25pt" fo:font-weight="normal"/>
    </style:style>
    <style:style style:name="T5" style:family="text">
      <style:text-properties fo:color="#a31515" loext:opacity="100%" style:font-name="SourceCodePro, monospace" fo:font-size="11.2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 java.io.*;</text:p>
      <text:p text:style-name="P1"><text:span text:style-name="T1">import</text:span> java.util.*;</text:p>
      <text:p text:style-name="P1"><text:span text:style-name="T1">import</text:span> java.util.regex.Pattern;</text:p>
      <text:p text:style-name="P1"><text:span text:style-name="T1">import</text:span> java.util.regex.Matcher;</text:p>
      <text:p text:style-name="P3"/>
      <text:p text:style-name="P1"><text:span text:style-name="T1">public</text:span> <text:span text:style-name="T1">class</text:span> Solution {</text:p>
      <text:p text:style-name="P3"/>
      <text:p text:style-name="P2">    <text:span text:style-name="T2">public</text:span><text:span text:style-name="T3"> </text:span><text:span text:style-name="T2">static</text:span><text:span text:style-name="T3"> </text:span><text:span text:style-name="T2">void</text:span><text:span text:style-name="T3"> main(String[] args) {</text:span></text:p>
      <text:p text:style-name="P2">        <text:span text:style-name="T4">/* Enter your code here. Read input from STDIN. Print output to STDOUT. Your class should be named Solution. */</text:span></text:p>
      <text:p text:style-name="P2">       </text:p>
      <text:p text:style-name="P2">       <text:bookmark-start text:name="__DdeLink__203_698774930"/> <text:span text:style-name="T3">Scanner input= </text:span><text:span text:style-name="T2">new</text:span><text:span text:style-name="T3"> Scanner(System.in);</text:span></text:p>
      <text:p text:style-name="P2">        <text:span text:style-name="T2">int</text:span><text:span text:style-name="T3"> lineNum= input.nextInt();</text:span></text:p>
      <text:p text:style-name="P2">        <text:span text:style-name="T3">input.nextLine();</text:span></text:p>
      <text:p text:style-name="P2">        <text:span text:style-name="T3">String []inputs=</text:span><text:span text:style-name="T2">new</text:span><text:span text:style-name="T3"> String[lineNum];</text:span></text:p>
      <text:p text:style-name="P2">        <text:span text:style-name="T2">for</text:span><text:span text:style-name="T3">(</text:span><text:span text:style-name="T2">int</text:span><text:span text:style-name="T3"> i=</text:span><text:span text:style-name="T4">0</text:span><text:span text:style-name="T3">; i&lt;lineNum;i++)</text:span></text:p>
      <text:p text:style-name="P2">        <text:span text:style-name="T3">{</text:span></text:p>
      <text:p text:style-name="P2">            <text:span text:style-name="T3">inputs[i]=input.nextLine();</text:span></text:p>
      <text:p text:style-name="P2">        <text:span text:style-name="T3">}</text:span></text:p>
      <text:p text:style-name="P2">        <text:span text:style-name="T3">input.close();</text:span></text:p>
      <text:p text:style-name="P2">    <text:span text:style-name="T3">String regex=</text:span><text:span text:style-name="T5">"(?&lt;not needed&gt;.*?)(?&lt;hook&gt;[&lt;][aA]\\s*?[hH][Rr][Ee][Ff]\\s*?[=]\\s*)(?&lt;trash&gt;[\'^\"])</text:span></text:p>
      <text:p text:style-name="P2">     <text:span text:style-name="T3">(?&lt;tartgetlink&gt;.*?)\</text:span><text:span text:style-name="T4">1</text:span><text:span text:style-name="T3">$(?&lt;attributes&gt;.*?[&lt;])(?&lt;linktext&gt;.*?)(?&lt;endAnchor&gt;[&lt;]/[aA][&gt;]).* </text:span><text:span text:style-name="T5">"; </text:span><text:bookmark-end text:name="__DdeLink__203_698774930"/></text:p>
      <text:p text:style-name="P2">        </text:p>
      <text:p text:style-name="P2">        </text:p>
      <text:p text:style-name="P2">        </text:p>
      <text:p text:style-name="P2">        <text:bookmark-start text:name="__DdeLink__207_698774930"/><text:span text:style-name="T3">Pattern pat= Pattern.compile(regex);</text:span></text:p>
      <text:p text:style-name="P2">        <text:span text:style-name="T2">for</text:span><text:span text:style-name="T3"> (</text:span><text:span text:style-name="T2">int</text:span><text:span text:style-name="T3"> j=</text:span><text:span text:style-name="T4">0</text:span><text:span text:style-name="T3">;j&lt;inputs.length;j++)</text:span></text:p>
      <text:p text:style-name="P2">        <text:span text:style-name="T3">{</text:span></text:p>
      <text:p text:style-name="P2">              <text:span text:style-name="T3">Matcher mat= pat.matcher(inputs[j]);</text:span></text:p>
      <text:p text:style-name="P2">              <text:span text:style-name="T2">if</text:span><text:span text:style-name="T3">(mat.matches())</text:span></text:p>
      <text:p text:style-name="P2">              <text:span text:style-name="T3">{</text:span></text:p>
      <text:p text:style-name="P2">                 <text:span text:style-name="T3">System.out.println(mat.group(</text:span><text:span text:style-name="T5">"tartgetlink"</text:span><text:span text:style-name="T3">+</text:span><text:span text:style-name="T5">" "</text:span><text:span text:style-name="T3">+mat.group(</text:span><text:span text:style-name="T5">"linktext"</text:span><text:span text:style-name="T3">)));</text:span></text:p>
      <text:p text:style-name="P2">              <text:span text:style-name="T3">}</text:span></text:p>
      <text:p text:style-name="P2">              <text:span text:style-name="T2">else</text:span><text:span text:style-name="T3"> </text:span></text:p>
      <text:p text:style-name="P2">               <text:span text:style-name="T3">System.out.println(</text:span><text:span text:style-name="T5">"false"</text:span><text:span text:style-name="T3">);</text:span></text:p>
      <text:p text:style-name="P2">              </text:p>
      <text:p text:style-name="P2">        <text:span text:style-name="T3">}</text:span><text:bookmark-end text:name="__DdeLink__207_698774930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CodePro, monospace" svg:font-family="'SourceCodePro, 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4:39:39.818726122</meta:creation-date>
    <dc:date>2022-11-17T22:17:56.622865948</dc:date>
    <meta:editing-duration>PT29M5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34" meta:word-count="79" meta:character-count="1156" meta:non-whitespace-character-count="828"/>
  </office:meta>
</office:document-meta>
</file>